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52e" officeooo:paragraph-rsid="0003052e"/>
    </style:style>
    <style:style style:name="P2" style:family="paragraph" style:parent-style-name="Standard">
      <style:text-properties officeooo:rsid="0003052e" officeooo:paragraph-rsid="000fd542"/>
    </style:style>
    <style:style style:name="P3" style:family="paragraph" style:parent-style-name="Standard">
      <style:text-properties officeooo:rsid="000331ae" officeooo:paragraph-rsid="001c7666"/>
    </style:style>
    <style:style style:name="P4" style:family="paragraph" style:parent-style-name="Standard">
      <style:text-properties officeooo:rsid="000cc78f" officeooo:paragraph-rsid="001c7666"/>
    </style:style>
    <style:style style:name="P5" style:family="paragraph" style:parent-style-name="Standard">
      <style:text-properties officeooo:rsid="000cc78f" officeooo:paragraph-rsid="0048f77b"/>
    </style:style>
    <style:style style:name="P6" style:family="paragraph" style:parent-style-name="Standard">
      <style:text-properties fo:font-weight="bold" officeooo:rsid="0003052e" officeooo:paragraph-rsid="0003052e" style:font-weight-asian="bold" style:font-weight-complex="bold"/>
    </style:style>
    <style:style style:name="P7" style:family="paragraph" style:parent-style-name="Standard">
      <style:text-properties officeooo:rsid="003bc8ea" officeooo:paragraph-rsid="0003052e"/>
    </style:style>
    <style:style style:name="P8" style:family="paragraph" style:parent-style-name="Standard">
      <style:text-properties officeooo:rsid="003bc8ea" officeooo:paragraph-rsid="003bc8ea"/>
    </style:style>
    <style:style style:name="P9" style:family="paragraph" style:parent-style-name="Standard">
      <style:text-properties officeooo:rsid="00432569" officeooo:paragraph-rsid="00432569"/>
    </style:style>
    <style:style style:name="P10" style:family="paragraph" style:parent-style-name="Standard">
      <style:text-properties officeooo:rsid="00432569" officeooo:paragraph-rsid="0043ab4a"/>
    </style:style>
    <style:style style:name="P11" style:family="paragraph" style:parent-style-name="Standard">
      <style:text-properties officeooo:rsid="0046e89c" officeooo:paragraph-rsid="0046e89c"/>
    </style:style>
    <style:style style:name="T1" style:family="text">
      <style:text-properties officeooo:rsid="000331ae"/>
    </style:style>
    <style:style style:name="T2" style:family="text">
      <style:text-properties officeooo:rsid="00065068"/>
    </style:style>
    <style:style style:name="T3" style:family="text">
      <style:text-properties officeooo:rsid="000fd542"/>
    </style:style>
    <style:style style:name="T4" style:family="text">
      <style:text-properties officeooo:rsid="001b272f"/>
    </style:style>
    <style:style style:name="T5" style:family="text">
      <style:text-properties officeooo:rsid="0030e7ec"/>
    </style:style>
    <style:style style:name="T6" style:family="text">
      <style:text-properties officeooo:rsid="003d6241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T C:</text:p>
      <text:p text:style-name="P1"/>
      <text:p text:style-name="P1"/>
      <text:p text:style-name="P5"><text:span text:style-name="T3">D</text:span>RRIP <text:span text:style-name="T4">&amp; SRRIP</text:span> Performance details <text:span text:style-name="T1">For 4 cores:</text:span></text:p>
      <text:p text:style-name="P5"><text:span text:style-name="T1"><text:s/></text:span></text:p>
      <text:p text:style-name="P1">CPU 0 runs ../Traces/h264ref_178B.trace.gz</text:p>
      <text:p text:style-name="P1">CPU 1 runs ../Traces/gcc_39B.trace.gz</text:p>
      <text:p text:style-name="P1">CPU 2 runs ../Traces/hmmer_397B.trace.gz</text:p>
      <text:p text:style-name="P1">CPU 3 runs ../Traces/milc_409B.trace.gz</text:p>
      <text:p text:style-name="P1"/>
      <text:p text:style-name="P1">Warmup Instructions: 1000000</text:p>
      <text:p text:style-name="P1">Simulation Instructions: 10000000</text:p>
      <text:p text:style-name="P1">Number of CPUs: 4</text:p>
      <text:p text:style-name="P1">LLC sets: <text:span text:style-name="T2">8192 / </text:span>512</text:p>
      <text:p text:style-name="P1">LLC ways: 16</text:p>
      <text:p text:style-name="P1">Off-chip DRAM Size: 8192 MB Channels: 2 Width: 64-bit Data Rate: 1600 MT/s</text:p>
      <text:p text:style-name="P1"/>
      <text:p text:style-name="P10">While using the default LLC size the Cross-Core Evictions are coming 0. So we have also displayed the values by reducing the LLC size.</text:p>
      <text:p text:style-name="P1"/>
      <text:p text:style-name="P1"/>
      <text:p text:style-name="P1"><draw:frame draw:style-name="fr1" draw:name="Object1" text:anchor-type="paragraph" svg:width="17.886cm" svg:height="7.3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3" text:anchor-type="paragraph" svg:x="-0.346cm" svg:y="0.937cm" svg:width="17.822cm" svg:height="7.364cm" draw:z-index="1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"/>
      <text:p text:style-name="P1"/>
      <text:p text:style-name="P1"><text:soft-page-break/></text:p>
      <text:p text:style-name="P4"><text:span text:style-name="T3">D</text:span>RRIP <text:span text:style-name="T4">&amp; SRRIP</text:span> Performance details <text:span text:style-name="T1">For 2 cores:</text:span></text:p>
      <text:p text:style-name="P3"/>
      <text:p text:style-name="P3">Warmup Instructions: 1000000</text:p>
      <text:p text:style-name="P3">Simulation Instructions: 10000000</text:p>
      <text:p text:style-name="P3">Number of CPUs: 2</text:p>
      <text:p text:style-name="P3">LLC sets: <text:span text:style-name="T5">4096/</text:span>256</text:p>
      <text:p text:style-name="P3">LLC ways: 16</text:p>
      <text:p text:style-name="P3">Off-chip DRAM Size: 8192 MB Channels: 2 Width: 64-bit Data Rate: 1600 MT/s</text:p>
      <text:p text:style-name="P3"/>
      <text:p text:style-name="P3">CPU 0 runs ../Traces/h264ref_178B.trace.gz</text:p>
      <text:p text:style-name="P3">CPU 1 runs ../Traces/hmmer_397B.trace.gz</text:p>
      <text:p text:style-name="P7"/>
      <text:p text:style-name="P9"/>
      <text:p text:style-name="P11">DRRIP Comparision Table:</text:p>
      <text:p text:style-name="P11"/>
      <text:p text:style-name="P1"><draw:frame draw:style-name="fr2" draw:name="Object2" text:anchor-type="paragraph" svg:x="-0.09cm" svg:y="0.007cm" svg:width="17.364cm" svg:height="5.85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2"/>
      <text:p text:style-name="P11">SRRIP Comparision Table:</text:p>
      <text:p text:style-name="P2"/>
      <text:p text:style-name="P2"><draw:frame draw:style-name="fr1" draw:name="Object4" text:anchor-type="paragraph" svg:width="17.524cm" svg:height="5.646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6:08:57.382793429</meta:creation-date>
    <dc:date>2018-10-21T19:48:07.786248275</dc:date>
    <meta:editing-duration>PT3H24M54S</meta:editing-duration>
    <meta:editing-cycles>37</meta:editing-cycles>
    <meta:generator>LibreOffice/6.1.2.1$Linux_X86_64 LibreOffice_project/2a903a68781eadf02ae41484151e885393b7fee3</meta:generator>
    <meta:document-statistic meta:table-count="0" meta:image-count="0" meta:object-count="4" meta:page-count="2" meta:paragraph-count="25" meta:word-count="132" meta:character-count="888" meta:non-whitespace-character-count="7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</style:style>
    <style:style style:name="ce65" style:family="table-cell" style:parent-style-name="Default">
      <style:table-cell-properties fo:border="0.06pt solid #000000"/>
      <style:text-properties fo:color="#000000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6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order="none"/>
      <style:text-properties fo:color="#000000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RRIP" table:style-name="ta1">
        <table:table-column table:style-name="co1" table:default-cell-style-name="Default"/>
        <table:table-column table:style-name="co1" table:default-cell-style-name="ce51"/>
        <table:table-column table:style-name="co2" table:default-cell-style-name="ce56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70"/>
        <table:table-column table:style-name="co7" table:default-cell-style-name="ce62"/>
        <table:table-column table:style-name="co1" table:default-cell-style-name="ce57"/>
        <table:table-column table:style-name="co5" table:default-cell-style-name="ce5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9"/>
          <table:table-cell table:style-name="ce7"/>
          <table:table-cell table:style-name="ce61" office:value-type="string" calcext:value-type="string" table:number-columns-spanned="3" table:number-rows-spanned="1">
            <text:p>LLC sets =8192( 2048 * 4(num cpu))</text:p>
          </table:table-cell>
          <table:covered-table-cell table:number-columns-repeated="2" table:style-name="ce7"/>
          <table:table-cell table:style-name="ce69"/>
          <table:table-cell table:style-name="ce61" office:value-type="string" calcext:value-type="string" table:number-columns-spanned="3" table:number-rows-spanned="1">
            <text:p>LLC sets =512( 128 * 4(num cpu))</text:p>
          </table:table-cell>
          <table:covered-table-cell table:style-name="ce7"/>
          <table:covered-table-cell table:style-name="ce73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SRRIP</text:p>
          </table:table-cell>
          <table:table-cell office:value-type="string" calcext:value-type="string">
            <text:p>NEW SRRIP</text:p>
          </table:table-cell>
          <table:table-cell office:value-type="string" calcext:value-type="string">
            <text:p>Performance Gain</text:p>
          </table:table-cell>
          <table:table-cell/>
          <table:table-cell office:value-type="string" calcext:value-type="string">
            <text:p>SRRIP</text:p>
          </table:table-cell>
          <table:table-cell office:value-type="string" calcext:value-type="string">
            <text:p>NEW SRRIP</text:p>
          </table:table-cell>
          <table:table-cell office:value-type="string" calcext:value-type="string">
            <text:p>Performance Gain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CPU 0</text:p>
          </table:table-cell>
          <table:table-cell table:style-name="ce57" office:value-type="string" calcext:value-type="string">
            <text:p>Cross-Core Eviction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table:formula="of:=[.E4]-[.D4]" office:value-type="float" office:value="-1109" calcext:value-type="float">
            <text:p>-1109</text:p>
          </table:table-cell>
          <table:table-cell/>
          <table:table-cell office:value-type="float" office:value="24924" calcext:value-type="float">
            <text:p>24924</text:p>
          </table:table-cell>
          <table:table-cell office:value-type="float" office:value="50" calcext:value-type="float">
            <text:p>50</text:p>
          </table:table-cell>
          <table:table-cell table:formula="of:=[.I4]-[.H4]" office:value-type="float" office:value="-24874" calcext:value-type="float">
            <text:p>-24874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IPC</text:p>
          </table:table-cell>
          <table:table-cell table:style-name="ce63" office:value-type="float" office:value="0.729796" calcext:value-type="float">
            <text:p>0.729796</text:p>
          </table:table-cell>
          <table:table-cell table:style-name="ce56" office:value-type="float" office:value="0.745852" calcext:value-type="float">
            <text:p>0.745852</text:p>
          </table:table-cell>
          <table:table-cell table:style-name="ce56" table:formula="of:=[.E5]-[.D5]" office:value-type="float" office:value="0.016056" calcext:value-type="float">
            <text:p>0.016056</text:p>
          </table:table-cell>
          <table:table-cell/>
          <table:table-cell table:style-name="ce63" office:value-type="float" office:value="0.683481" calcext:value-type="float">
            <text:p>0.683481</text:p>
          </table:table-cell>
          <table:table-cell table:style-name="ce56" office:value-type="float" office:value="0.703081" calcext:value-type="float">
            <text:p>0.703081</text:p>
          </table:table-cell>
          <table:table-cell table:style-name="ce56" table:formula="of:=[.I5]-[.H5]" office:value-type="float" office:value="0.0196" calcext:value-type="float">
            <text:p>0.0196</text:p>
          </table:table-cell>
        </table:table-row>
        <table:table-row table:style-name="ro1">
          <table:table-cell/>
          <table:table-cell table:style-name="ce52"/>
          <table:table-cell table:style-name="ce58"/>
          <table:table-cell table:style-name="ce64"/>
          <table:table-cell table:style-name="ce58" table:number-columns-repeated="2"/>
          <table:table-cell/>
          <table:table-cell table:style-name="ce64"/>
          <table:table-cell table:style-name="ce58"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PU 1</text:p>
          </table:table-cell>
          <table:table-cell table:style-name="ce57" office:value-type="string" calcext:value-type="string">
            <text:p>Cross-Core Eviction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[.E7]-[.D7]" office:value-type="float" office:value="-321" calcext:value-type="float">
            <text:p>-321</text:p>
          </table:table-cell>
          <table:table-cell/>
          <table:table-cell office:value-type="float" office:value="4278" calcext:value-type="float">
            <text:p>4278</text:p>
          </table:table-cell>
          <table:table-cell office:value-type="float" office:value="71" calcext:value-type="float">
            <text:p>71</text:p>
          </table:table-cell>
          <table:table-cell table:formula="of:=[.I7]-[.H7]" office:value-type="float" office:value="-4207" calcext:value-type="float">
            <text:p>-4207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IPC</text:p>
          </table:table-cell>
          <table:table-cell table:style-name="ce63" office:value-type="float" office:value="0.686711" calcext:value-type="float">
            <text:p>0.686711</text:p>
          </table:table-cell>
          <table:table-cell table:style-name="ce56" office:value-type="float" office:value="0.708372" calcext:value-type="float">
            <text:p>0.708372</text:p>
          </table:table-cell>
          <table:table-cell table:style-name="ce56" table:formula="of:=[.E8]-[.D8]" office:value-type="float" office:value="0.021661" calcext:value-type="float">
            <text:p>0.021661</text:p>
          </table:table-cell>
          <table:table-cell/>
          <table:table-cell table:style-name="ce63" office:value-type="float" office:value="0.703079" calcext:value-type="float">
            <text:p>0.703079</text:p>
          </table:table-cell>
          <table:table-cell table:style-name="ce56" office:value-type="float" office:value="0.692058" calcext:value-type="float">
            <text:p>0.692058</text:p>
          </table:table-cell>
          <table:table-cell table:style-name="ce56" table:formula="of:=[.I8]-[.H8]" office:value-type="float" office:value="-0.0110210000000001" calcext:value-type="float">
            <text:p>-0.011021</text:p>
          </table:table-cell>
        </table:table-row>
        <table:table-row table:style-name="ro1">
          <table:table-cell/>
          <table:table-cell table:style-name="ce52"/>
          <table:table-cell table:style-name="ce58"/>
          <table:table-cell table:style-name="ce64"/>
          <table:table-cell table:style-name="ce58" table:number-columns-repeated="2"/>
          <table:table-cell/>
          <table:table-cell table:style-name="ce64"/>
          <table:table-cell table:style-name="ce58"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PU 2</text:p>
          </table:table-cell>
          <table:table-cell table:style-name="ce57" office:value-type="string" calcext:value-type="string">
            <text:p>Cross-Core Eviction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formula="of:=[.E10]-[.D10]" office:value-type="float" office:value="-2080" calcext:value-type="float">
            <text:p>-2080</text:p>
          </table:table-cell>
          <table:table-cell/>
          <table:table-cell office:value-type="float" office:value="36005" calcext:value-type="float">
            <text:p>36005</text:p>
          </table:table-cell>
          <table:table-cell office:value-type="float" office:value="15825" calcext:value-type="float">
            <text:p>15825</text:p>
          </table:table-cell>
          <table:table-cell table:formula="of:=[.I10]-[.H10]" office:value-type="float" office:value="-20180" calcext:value-type="float">
            <text:p>-20180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IPC</text:p>
          </table:table-cell>
          <table:table-cell table:style-name="ce63" office:value-type="float" office:value="0.943996" calcext:value-type="float">
            <text:p>0.943996</text:p>
          </table:table-cell>
          <table:table-cell table:style-name="ce56" office:value-type="float" office:value="0.970757" calcext:value-type="float">
            <text:p>0.970757</text:p>
          </table:table-cell>
          <table:table-cell table:style-name="ce56" table:formula="of:=[.E11]-[.D11]" office:value-type="float" office:value="0.026761" calcext:value-type="float">
            <text:p>0.026761</text:p>
          </table:table-cell>
          <table:table-cell/>
          <table:table-cell table:style-name="ce63" office:value-type="float" office:value="0.895089" calcext:value-type="float">
            <text:p>0.895089</text:p>
          </table:table-cell>
          <table:table-cell table:style-name="ce56" office:value-type="float" office:value="0.901725" calcext:value-type="float">
            <text:p>0.901725</text:p>
          </table:table-cell>
          <table:table-cell table:style-name="ce56" table:formula="of:=[.I11]-[.H11]" office:value-type="float" office:value="0.00663600000000009" calcext:value-type="float">
            <text:p>0.006636</text:p>
          </table:table-cell>
        </table:table-row>
        <table:table-row table:style-name="ro1">
          <table:table-cell/>
          <table:table-cell table:style-name="ce52"/>
          <table:table-cell table:style-name="ce58"/>
          <table:table-cell table:style-name="ce64"/>
          <table:table-cell table:style-name="ce58" table:number-columns-repeated="2"/>
          <table:table-cell/>
          <table:table-cell table:style-name="ce64"/>
          <table:table-cell table:style-name="ce58"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CPU 3</text:p>
          </table:table-cell>
          <table:table-cell table:style-name="ce57" office:value-type="string" calcext:value-type="string">
            <text:p>Cross-Core Eviction</text:p>
          </table:table-cell>
          <table:table-cell office:value-type="float" office:value="18458" calcext:value-type="float">
            <text:p>18458</text:p>
          </table:table-cell>
          <table:table-cell office:value-type="float" office:value="0" calcext:value-type="float">
            <text:p>0</text:p>
          </table:table-cell>
          <table:table-cell table:formula="of:=[.E13]-[.D13]" office:value-type="float" office:value="-18458" calcext:value-type="float">
            <text:p>-18458</text:p>
          </table:table-cell>
          <table:table-cell/>
          <table:table-cell office:value-type="float" office:value="61058" calcext:value-type="float">
            <text:p>61058</text:p>
          </table:table-cell>
          <table:table-cell office:value-type="float" office:value="922" calcext:value-type="float">
            <text:p>922</text:p>
          </table:table-cell>
          <table:table-cell table:formula="of:=[.I13]-[.H13]" office:value-type="float" office:value="-60136" calcext:value-type="float">
            <text:p>-6013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IPC</text:p>
          </table:table-cell>
          <table:table-cell table:style-name="ce63" office:value-type="float" office:value="0.397124" calcext:value-type="float">
            <text:p>0.397124</text:p>
          </table:table-cell>
          <table:table-cell table:style-name="ce56" office:value-type="float" office:value="0.393552" calcext:value-type="float">
            <text:p>0.393552</text:p>
          </table:table-cell>
          <table:table-cell table:style-name="ce56" table:formula="of:=[.E14]-[.D14]" office:value-type="float" office:value="-0.00357200000000002" calcext:value-type="float">
            <text:p>-0.003572</text:p>
          </table:table-cell>
          <table:table-cell/>
          <table:table-cell table:style-name="ce63" office:value-type="float" office:value="0.368987" calcext:value-type="float">
            <text:p>0.368987</text:p>
          </table:table-cell>
          <table:table-cell table:style-name="ce56" office:value-type="float" office:value="0.372931" calcext:value-type="float">
            <text:p>0.372931</text:p>
          </table:table-cell>
          <table:table-cell table:style-name="ce56" table:formula="of:=[.I14]-[.H14]" office:value-type="float" office:value="0.00394399999999995" calcext:value-type="float">
            <text:p>0.003944</text:p>
          </table:table-cell>
        </table:table-row>
        <table:table-row table:style-name="ro1">
          <table:table-cell/>
          <table:table-cell table:style-name="ce52"/>
          <table:table-cell table:style-name="ce58"/>
          <table:table-cell table:style-name="ce64"/>
          <table:table-cell table:style-name="ce58" table:number-columns-repeated="2"/>
          <table:table-cell/>
          <table:table-cell table:style-name="ce64"/>
          <table:table-cell table:style-name="ce58" table:number-columns-repeated="2"/>
        </table:table-row>
        <table:table-row table:style-name="ro2">
          <table:table-cell/>
          <table:table-cell table:style-name="ce53" office:value-type="string" calcext:value-type="string" table:number-columns-spanned="1" table:number-rows-spanned="2">
            <text:p><text:span text:style-name="T1">Overall </text:span></text:p>
            <text:p><text:span text:style-name="T1">Performance </text:span></text:p>
            <text:p><text:span text:style-name="T1">Gain</text:span></text:p>
          </table:table-cell>
          <table:table-cell table:style-name="ce59" office:value-type="string" calcext:value-type="string">
            <text:p>Cross-Core </text:p>
            <text:p>Eviction</text:p>
          </table:table-cell>
          <table:table-cell table:style-name="ce65" table:formula="of:=[.D4]+[.D7]+[.D10]+[.D13]" office:value-type="float" office:value="21968" calcext:value-type="float">
            <text:p>21968</text:p>
          </table:table-cell>
          <table:table-cell table:style-name="ce59" table:formula="of:=[.E4]+[.E7]+[.E10]+[.E13]" office:value-type="float" office:value="0" calcext:value-type="float">
            <text:p>0</text:p>
          </table:table-cell>
          <table:table-cell table:style-name="ce67" table:formula="of:=[.F4]+[.F7]+[.F10]+[.F13]" office:value-type="float" office:value="-21968" calcext:value-type="float">
            <text:p>-21968</text:p>
          </table:table-cell>
          <table:table-cell table:style-name="ce71"/>
          <table:table-cell table:style-name="ce65" table:formula="of:=[.H4]+[.H7]+[.H10]+[.H13]" office:value-type="float" office:value="126265" calcext:value-type="float">
            <text:p>126265</text:p>
          </table:table-cell>
          <table:table-cell table:style-name="ce59" table:formula="of:=[.I4]+[.I7]+[.I10]+[.I13]" office:value-type="float" office:value="16868" calcext:value-type="float">
            <text:p>16868</text:p>
          </table:table-cell>
          <table:table-cell table:style-name="ce67" table:formula="of:=[.J4]+[.J7]+[.J10]+[.J13]" office:value-type="float" office:value="-109397" calcext:value-type="float">
            <text:p>-109397</text:p>
          </table:table-cell>
        </table:table-row>
        <table:table-row table:style-name="ro1">
          <table:table-cell/>
          <table:covered-table-cell table:style-name="ce54"/>
          <table:table-cell table:style-name="ce60" office:value-type="string" calcext:value-type="string">
            <text:p>IPC</text:p>
          </table:table-cell>
          <table:table-cell table:style-name="ce66" table:formula="of:=([.D5]+[.D8]+[.D11]+[.D14])/4" office:value-type="float" office:value="0.68940675" calcext:value-type="float">
            <text:p>0.68940675</text:p>
          </table:table-cell>
          <table:table-cell table:style-name="ce60" table:formula="of:=([.E5]+[.E8]+[.E11]+[.E14])/4" office:value-type="float" office:value="0.70463325" calcext:value-type="float">
            <text:p>0.70463325</text:p>
          </table:table-cell>
          <table:table-cell table:style-name="ce68" table:formula="of:=([.F5]+[.F8]+[.F11]+[.F14])/4" office:value-type="float" office:value="0.0152265" calcext:value-type="float">
            <text:p>0.0152265</text:p>
          </table:table-cell>
          <table:table-cell table:style-name="ce72"/>
          <table:table-cell table:style-name="ce66" table:formula="of:=([.H5]+[.H8]+[.H11]+[.H14])/4" office:value-type="float" office:value="0.662659" calcext:value-type="float">
            <text:p>0.662659</text:p>
          </table:table-cell>
          <table:table-cell table:style-name="ce60" table:formula="of:=([.I5]+[.I8]+[.I11]+[.I14])/4" office:value-type="float" office:value="0.66744875" calcext:value-type="float">
            <text:p>0.66744875</text:p>
          </table:table-cell>
          <table:table-cell table:style-name="ce68" table:formula="of:=([.J5]+[.J8]+[.J11]+[.J14])/4" office:value-type="float" office:value="0.00478974999999998" calcext:value-type="float">
            <text:p>0.0047897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9:23:32.211024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7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58" style:family="table-cell" style:parent-style-name="Default">
      <style:table-cell-properties fo:border="0.06pt solid #000000"/>
      <style:text-properties fo:color="#000000"/>
    </style:style>
    <style:style style:name="ce5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19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RRIP_2" table:style-name="ta1">
        <table:table-column table:style-name="co1" table:default-cell-style-name="Default"/>
        <table:table-column table:style-name="co1" table:default-cell-style-name="ce45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62"/>
        <table:table-column table:style-name="co7" table:default-cell-style-name="ce56"/>
        <table:table-column table:style-name="co1" table:default-cell-style-name="ce51"/>
        <table:table-column table:style-name="co5" table:default-cell-style-name="ce5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2"/>
          <table:table-cell table:style-name="ce8"/>
          <table:table-cell table:style-name="ce14" office:value-type="string" calcext:value-type="string" table:number-columns-spanned="3" table:number-rows-spanned="1">
            <text:p>LLC sets =4096( 2048 * 2(num cpu))</text:p>
          </table:table-cell>
          <table:covered-table-cell table:number-columns-repeated="2" table:style-name="ce8"/>
          <table:table-cell table:style-name="ce60"/>
          <table:table-cell table:style-name="ce14" office:value-type="string" calcext:value-type="string" table:number-columns-spanned="3" table:number-rows-spanned="1">
            <text:p>LLC sets =256( 128 * 2(num cpu))</text:p>
          </table:table-cell>
          <table:covered-table-cell table:style-name="ce8"/>
          <table:covered-table-cell table:style-name="ce14"/>
        </table:table-row>
        <table:table-row table:style-name="ro1">
          <table:table-cell/>
          <table:table-cell table:style-name="ce2"/>
          <table:table-cell table:style-name="ce50"/>
          <table:table-cell table:style-name="ce56" office:value-type="string" calcext:value-type="string">
            <text:p>DRRIP</text:p>
          </table:table-cell>
          <table:table-cell office:value-type="string" calcext:value-type="string">
            <text:p>NEW DRRIP</text:p>
          </table:table-cell>
          <table:table-cell office:value-type="string" calcext:value-type="string">
            <text:p>Performance Gain</text:p>
          </table:table-cell>
          <table:table-cell table:style-name="ce61"/>
          <table:table-cell office:value-type="string" calcext:value-type="string">
            <text:p>DRRIP</text:p>
          </table:table-cell>
          <table:table-cell office:value-type="string" calcext:value-type="string">
            <text:p>NEW DRRIP</text:p>
          </table:table-cell>
          <table:table-cell office:value-type="string" calcext:value-type="string">
            <text:p>Performance Gain</text:p>
          </table:table-cell>
        </table:table-row>
        <table:table-row table:style-name="ro1">
          <table:table-cell/>
          <table:table-cell table:style-name="ce44" office:value-type="string" calcext:value-type="string" table:number-columns-spanned="1" table:number-rows-spanned="2">
            <text:p>CPU 0</text:p>
            <text:p/>
          </table:table-cell>
          <table:table-cell office:value-type="string" calcext:value-type="string">
            <text:p>Cross-Core Eviction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E4]-[.D4]" office:value-type="float" office:value="-53" calcext:value-type="float">
            <text:p>-53</text:p>
          </table:table-cell>
          <table:table-cell/>
          <table:table-cell office:value-type="float" office:value="11360" calcext:value-type="float">
            <text:p>11360</text:p>
          </table:table-cell>
          <table:table-cell office:value-type="float" office:value="0" calcext:value-type="float">
            <text:p>0</text:p>
          </table:table-cell>
          <table:table-cell table:formula="of:=[.I4]-[.H4]" office:value-type="float" office:value="-11360" calcext:value-type="float">
            <text:p>-11360</text:p>
          </table:table-cell>
        </table:table-row>
        <table:table-row table:style-name="ro1">
          <table:table-cell/>
          <table:covered-table-cell table:style-name="ce2"/>
          <table:table-cell table:style-name="ce50" office:value-type="string" calcext:value-type="string">
            <text:p>IPC</text:p>
          </table:table-cell>
          <table:table-cell table:style-name="ce50" office:value-type="float" office:value="0.757149" calcext:value-type="float">
            <text:p>0.757149</text:p>
          </table:table-cell>
          <table:table-cell table:style-name="ce50" office:value-type="float" office:value="0.758274" calcext:value-type="float">
            <text:p>0.758274</text:p>
          </table:table-cell>
          <table:table-cell table:style-name="ce50" table:formula="of:=[.E5]-[.D5]" office:value-type="float" office:value="0.00112500000000004" calcext:value-type="float">
            <text:p>0.001125</text:p>
          </table:table-cell>
          <table:table-cell/>
          <table:table-cell table:style-name="ce63" office:value-type="float" office:value="0.695489" calcext:value-type="float">
            <text:p>0.695489</text:p>
          </table:table-cell>
          <table:table-cell table:style-name="ce50" office:value-type="float" office:value="0.729709" calcext:value-type="float">
            <text:p>0.729709</text:p>
          </table:table-cell>
          <table:table-cell table:style-name="ce63" table:formula="of:=[.I5]-[.H5]" office:value-type="float" office:value="0.0342199999999999" calcext:value-type="float">
            <text:p>0.03422</text:p>
          </table:table-cell>
        </table:table-row>
        <table:table-row table:style-name="ro1">
          <table:table-cell table:number-columns-repeated="2"/>
          <table:table-cell table:style-name="ce52" table:number-columns-repeated="4"/>
          <table:table-cell table:style-name="Default"/>
          <table:table-cell table:style-name="ce57"/>
          <table:table-cell table:style-name="ce52"/>
          <table:table-cell table:style-name="ce57"/>
        </table:table-row>
        <table:table-row table:style-name="ro1">
          <table:table-cell/>
          <table:table-cell table:style-name="ce44" office:value-type="string" calcext:value-type="string" table:number-columns-spanned="1" table:number-rows-spanned="2">
            <text:p>CPU 1</text:p>
            <text:p/>
          </table:table-cell>
          <table:table-cell office:value-type="string" calcext:value-type="string">
            <text:p>Cross-Core Eviction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E7]-[.D7]" office:value-type="float" office:value="-137" calcext:value-type="float">
            <text:p>-137</text:p>
          </table:table-cell>
          <table:table-cell/>
          <table:table-cell office:value-type="float" office:value="14349" calcext:value-type="float">
            <text:p>14349</text:p>
          </table:table-cell>
          <table:table-cell office:value-type="float" office:value="2305" calcext:value-type="float">
            <text:p>2305</text:p>
          </table:table-cell>
          <table:table-cell table:formula="of:=[.I7]-[.H7]" office:value-type="float" office:value="-12044" calcext:value-type="float">
            <text:p>-12044</text:p>
          </table:table-cell>
        </table:table-row>
        <table:table-row table:style-name="ro1">
          <table:table-cell/>
          <table:covered-table-cell table:style-name="ce46"/>
          <table:table-cell office:value-type="string" calcext:value-type="string">
            <text:p>IPC</text:p>
          </table:table-cell>
          <table:table-cell office:value-type="float" office:value="1.07866" calcext:value-type="float">
            <text:p>1.07866</text:p>
          </table:table-cell>
          <table:table-cell office:value-type="float" office:value="1.07957" calcext:value-type="float">
            <text:p>1.07957</text:p>
          </table:table-cell>
          <table:table-cell table:formula="of:=[.E8]-[.D8]" office:value-type="float" office:value="0.000909999999999966" calcext:value-type="float">
            <text:p>0.00091</text:p>
          </table:table-cell>
          <table:table-cell/>
          <table:table-cell office:value-type="float" office:value="0.966113" calcext:value-type="float">
            <text:p>0.966113</text:p>
          </table:table-cell>
          <table:table-cell office:value-type="float" office:value="0.954452" calcext:value-type="float">
            <text:p>0.954452</text:p>
          </table:table-cell>
          <table:table-cell table:formula="of:=[.I8]-[.H8]" office:value-type="float" office:value="-0.011661" calcext:value-type="float">
            <text:p>-0.011661</text:p>
          </table:table-cell>
        </table:table-row>
        <table:table-row table:style-name="ro1">
          <table:table-cell table:number-columns-repeated="2"/>
          <table:table-cell table:style-name="ce52" table:number-columns-repeated="4"/>
          <table:table-cell table:style-name="Default"/>
          <table:table-cell table:style-name="ce57"/>
          <table:table-cell table:style-name="ce52"/>
          <table:table-cell table:style-name="ce57"/>
        </table:table-row>
        <table:table-row table:style-name="ro1">
          <table:table-cell table:number-columns-repeated="2"/>
          <table:table-cell table:style-name="ce52"/>
          <table:table-cell table:style-name="ce57"/>
          <table:table-cell table:style-name="ce52" table:number-columns-repeated="2"/>
          <table:table-cell/>
          <table:table-cell table:style-name="ce57"/>
          <table:table-cell table:style-name="ce52"/>
          <table:table-cell table:style-name="ce57"/>
        </table:table-row>
        <table:table-row table:style-name="ro2">
          <table:table-cell/>
          <table:table-cell table:style-name="ce47" office:value-type="string" calcext:value-type="string" table:number-columns-spanned="1" table:number-rows-spanned="2">
            <text:p><text:span text:style-name="T1">Overall </text:span></text:p>
            <text:p><text:span text:style-name="T1">Performance </text:span></text:p>
            <text:p><text:span text:style-name="T1">Gain</text:span></text:p>
          </table:table-cell>
          <table:table-cell table:style-name="ce53" office:value-type="string" calcext:value-type="string">
            <text:p>Cross-Core </text:p>
            <text:p>Eviction</text:p>
          </table:table-cell>
          <table:table-cell table:style-name="ce58" table:formula="of:=[.D4]+[.D7]" office:value-type="float" office:value="190" calcext:value-type="float">
            <text:p>190</text:p>
          </table:table-cell>
          <table:table-cell table:style-name="ce58" table:formula="of:=[.E4]+[.E7]" office:value-type="float" office:value="0" calcext:value-type="float">
            <text:p>0</text:p>
          </table:table-cell>
          <table:table-cell table:style-name="ce19" table:formula="of:=[.F4]+[.F7]" office:value-type="float" office:value="-190" calcext:value-type="float">
            <text:p>-190</text:p>
          </table:table-cell>
          <table:table-cell table:style-name="ce58"/>
          <table:table-cell table:style-name="ce58" table:formula="of:=[.H4]+[.H7]" office:value-type="float" office:value="25709" calcext:value-type="float">
            <text:p>25709</text:p>
          </table:table-cell>
          <table:table-cell table:style-name="ce58" table:formula="of:=[.I4]+[.I7]" office:value-type="float" office:value="2305" calcext:value-type="float">
            <text:p>2305</text:p>
          </table:table-cell>
          <table:table-cell table:style-name="ce19" table:formula="of:=[.J4]+[.J7]" office:value-type="float" office:value="-23404" calcext:value-type="float">
            <text:p>-23404</text:p>
          </table:table-cell>
        </table:table-row>
        <table:table-row table:style-name="ro1">
          <table:table-cell/>
          <table:covered-table-cell table:style-name="ce48"/>
          <table:table-cell table:style-name="ce54" office:value-type="string" calcext:value-type="string">
            <text:p>IPC</text:p>
          </table:table-cell>
          <table:table-cell table:style-name="ce59" table:formula="of:=([.D5]+[.D8])/2" office:value-type="float" office:value="0.9179045" calcext:value-type="float">
            <text:p>0.9179045</text:p>
          </table:table-cell>
          <table:table-cell table:style-name="ce59" table:formula="of:=([.E5]+[.E8])/2" office:value-type="float" office:value="0.918922" calcext:value-type="float">
            <text:p>0.918922</text:p>
          </table:table-cell>
          <table:table-cell table:style-name="ce20" table:formula="of:=([.F5]+[.F8])/2" office:value-type="float" office:value="0.0010175" calcext:value-type="float">
            <text:p>0.0010175</text:p>
          </table:table-cell>
          <table:table-cell table:style-name="ce59"/>
          <table:table-cell table:style-name="ce59" table:formula="of:=([.H5]+[.H8])/2" office:value-type="float" office:value="0.830801" calcext:value-type="float">
            <text:p>0.830801</text:p>
          </table:table-cell>
          <table:table-cell table:style-name="ce59" table:formula="of:=([.I5]+[.I8])/2" office:value-type="float" office:value="0.8420805" calcext:value-type="float">
            <text:p>0.8420805</text:p>
          </table:table-cell>
          <table:table-cell table:style-name="ce20" table:formula="of:=([.J5]+[.J8])/2" office:value-type="float" office:value="0.0112794999999999" calcext:value-type="float">
            <text:p>0.01127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9:35:13.359671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order-bottom="none" fo:border-left="0.06pt solid #000000" fo:border-right="0.06pt solid #000000" fo:border-top="none"/>
    </style:style>
    <style:style style:name="ce70" style:family="table-cell" style:parent-style-name="Default">
      <style:table-cell-properties fo:border="0.06pt solid #000000"/>
      <style:text-properties fo:color="#000000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72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order-left="none" fo:border-right="0.06pt solid #000000" fo:border-top="none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7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0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RRIP_2" table:style-name="ta1">
        <table:table-column table:style-name="co1" table:default-cell-style-name="Default"/>
        <table:table-column table:style-name="co1" table:default-cell-style-name="ce56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76"/>
        <table:table-column table:style-name="co7" table:default-cell-style-name="ce68"/>
        <table:table-column table:style-name="co1" table:default-cell-style-name="ce63"/>
        <table:table-column table:style-name="co5" table:default-cell-style-name="ce6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4"/>
          <table:table-cell table:style-name="ce8"/>
          <table:table-cell table:style-name="ce14" office:value-type="string" calcext:value-type="string" table:number-columns-spanned="3" table:number-rows-spanned="1">
            <text:p>LLC sets =8192( 2048 * 4(num cpu))</text:p>
          </table:table-cell>
          <table:covered-table-cell table:number-columns-repeated="2" table:style-name="ce8"/>
          <table:table-cell table:style-name="ce74"/>
          <table:table-cell table:style-name="ce14" office:value-type="string" calcext:value-type="string" table:number-columns-spanned="3" table:number-rows-spanned="1">
            <text:p>LLC sets =512( 128 * 4(num cpu))</text:p>
          </table:table-cell>
          <table:covered-table-cell table:style-name="ce8"/>
          <table:covered-table-cell table:style-name="ce14"/>
        </table:table-row>
        <table:table-row table:style-name="ro1">
          <table:table-cell/>
          <table:table-cell table:style-name="ce2"/>
          <table:table-cell table:style-name="ce62"/>
          <table:table-cell table:style-name="ce68" office:value-type="string" calcext:value-type="string">
            <text:p>DRRIP</text:p>
          </table:table-cell>
          <table:table-cell office:value-type="string" calcext:value-type="string">
            <text:p>NEW DRRIP</text:p>
          </table:table-cell>
          <table:table-cell office:value-type="string" calcext:value-type="string">
            <text:p>Performance Gain</text:p>
          </table:table-cell>
          <table:table-cell table:style-name="ce75"/>
          <table:table-cell office:value-type="string" calcext:value-type="string">
            <text:p>DRRIP</text:p>
          </table:table-cell>
          <table:table-cell office:value-type="string" calcext:value-type="string">
            <text:p>NEW DRRIP</text:p>
          </table:table-cell>
          <table:table-cell office:value-type="string" calcext:value-type="string">
            <text:p>Performance Gain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CPU 0</text:p>
          </table:table-cell>
          <table:table-cell office:value-type="string" calcext:value-type="string">
            <text:p>Cross-Core Eviction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[.E4]-[.D4]" office:value-type="float" office:value="-454" calcext:value-type="float">
            <text:p>-454</text:p>
          </table:table-cell>
          <table:table-cell/>
          <table:table-cell office:value-type="float" office:value="23030" calcext:value-type="float">
            <text:p>23030</text:p>
          </table:table-cell>
          <table:table-cell office:value-type="float" office:value="93" calcext:value-type="float">
            <text:p>93</text:p>
          </table:table-cell>
          <table:table-cell table:formula="of:=[.I4]-[.H4]" office:value-type="float" office:value="-22937" calcext:value-type="float">
            <text:p>-22937</text:p>
          </table:table-cell>
        </table:table-row>
        <table:table-row table:style-name="ro1">
          <table:table-cell/>
          <table:covered-table-cell table:style-name="ce2"/>
          <table:table-cell table:style-name="ce62" office:value-type="string" calcext:value-type="string">
            <text:p>IPC</text:p>
          </table:table-cell>
          <table:table-cell table:style-name="ce62" office:value-type="float" office:value="0.729477" calcext:value-type="float">
            <text:p>0.729477</text:p>
          </table:table-cell>
          <table:table-cell table:style-name="ce62" office:value-type="float" office:value="0.735011" calcext:value-type="float">
            <text:p>0.735011</text:p>
          </table:table-cell>
          <table:table-cell table:style-name="ce62" table:formula="of:=[.E5]-[.D5]" office:value-type="float" office:value="0.00553400000000004" calcext:value-type="float">
            <text:p>0.005534</text:p>
          </table:table-cell>
          <table:table-cell/>
          <table:table-cell table:style-name="ce79" office:value-type="float" office:value="0.654976" calcext:value-type="float">
            <text:p>0.654976</text:p>
          </table:table-cell>
          <table:table-cell table:style-name="ce62" office:value-type="float" office:value="0.703375" calcext:value-type="float">
            <text:p>0.703375</text:p>
          </table:table-cell>
          <table:table-cell table:style-name="ce79" table:formula="of:=[.I5]-[.H5]" office:value-type="float" office:value="0.048399" calcext:value-type="float">
            <text:p>0.048399</text:p>
          </table:table-cell>
        </table:table-row>
        <table:table-row table:style-name="ro1">
          <table:table-cell/>
          <table:table-cell table:style-name="ce57"/>
          <table:table-cell table:style-name="ce64" table:number-columns-repeated="4"/>
          <table:table-cell table:style-name="Default"/>
          <table:table-cell table:style-name="ce69"/>
          <table:table-cell table:style-name="ce64"/>
          <table:table-cell table:style-name="ce69"/>
        </table:table-row>
        <table:table-row table:style-name="ro1">
          <table:table-cell/>
          <table:table-cell office:value-type="string" calcext:value-type="string" table:number-columns-spanned="1" table:number-rows-spanned="2">
            <text:p>CPU 1</text:p>
          </table:table-cell>
          <table:table-cell office:value-type="string" calcext:value-type="string">
            <text:p>Cross-Core Eviction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E7]-[.D7]" office:value-type="float" office:value="-102" calcext:value-type="float">
            <text:p>-102</text:p>
          </table:table-cell>
          <table:table-cell/>
          <table:table-cell office:value-type="float" office:value="5141" calcext:value-type="float">
            <text:p>5141</text:p>
          </table:table-cell>
          <table:table-cell office:value-type="float" office:value="92" calcext:value-type="float">
            <text:p>92</text:p>
          </table:table-cell>
          <table:table-cell table:formula="of:=[.I7]-[.H7]" office:value-type="float" office:value="-5049" calcext:value-type="float">
            <text:p>-5049</text:p>
          </table:table-cell>
        </table:table-row>
        <table:table-row table:style-name="ro1">
          <table:table-cell/>
          <table:covered-table-cell table:style-name="ce58"/>
          <table:table-cell office:value-type="string" calcext:value-type="string">
            <text:p>IPC</text:p>
          </table:table-cell>
          <table:table-cell office:value-type="float" office:value="0.693622" calcext:value-type="float">
            <text:p>0.693622</text:p>
          </table:table-cell>
          <table:table-cell office:value-type="float" office:value="0.707532" calcext:value-type="float">
            <text:p>0.707532</text:p>
          </table:table-cell>
          <table:table-cell table:formula="of:=[.E8]-[.D8]" office:value-type="float" office:value="0.01391" calcext:value-type="float">
            <text:p>0.01391</text:p>
          </table:table-cell>
          <table:table-cell/>
          <table:table-cell office:value-type="float" office:value="0.67686" calcext:value-type="float">
            <text:p>0.67686</text:p>
          </table:table-cell>
          <table:table-cell office:value-type="float" office:value="0.689842" calcext:value-type="float">
            <text:p>0.689842</text:p>
          </table:table-cell>
          <table:table-cell table:formula="of:=[.I8]-[.H8]" office:value-type="float" office:value="0.0129819999999999" calcext:value-type="float">
            <text:p>0.012982</text:p>
          </table:table-cell>
        </table:table-row>
        <table:table-row table:style-name="ro1">
          <table:table-cell/>
          <table:table-cell table:style-name="ce57"/>
          <table:table-cell table:style-name="ce64" table:number-columns-repeated="4"/>
          <table:table-cell table:style-name="Default"/>
          <table:table-cell table:style-name="ce69"/>
          <table:table-cell table:style-name="ce64"/>
          <table:table-cell table:style-name="ce69"/>
        </table:table-row>
        <table:table-row table:style-name="ro1">
          <table:table-cell/>
          <table:table-cell office:value-type="string" calcext:value-type="string" table:number-columns-spanned="1" table:number-rows-spanned="2">
            <text:p>CPU 2</text:p>
          </table:table-cell>
          <table:table-cell office:value-type="string" calcext:value-type="string">
            <text:p>Cross-Core Evic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[.E10]-[.D10]" office:value-type="float" office:value="-1300" calcext:value-type="float">
            <text:p>-1300</text:p>
          </table:table-cell>
          <table:table-cell/>
          <table:table-cell office:value-type="float" office:value="30682" calcext:value-type="float">
            <text:p>30682</text:p>
          </table:table-cell>
          <table:table-cell office:value-type="float" office:value="16045" calcext:value-type="float">
            <text:p>16045</text:p>
          </table:table-cell>
          <table:table-cell table:formula="of:=[.I10]-[.H10]" office:value-type="float" office:value="-14637" calcext:value-type="float">
            <text:p>-14637</text:p>
          </table:table-cell>
        </table:table-row>
        <table:table-row table:style-name="ro1">
          <table:table-cell/>
          <table:covered-table-cell table:style-name="ce58"/>
          <table:table-cell office:value-type="string" calcext:value-type="string">
            <text:p>IPC</text:p>
          </table:table-cell>
          <table:table-cell office:value-type="float" office:value="0.944889" calcext:value-type="float">
            <text:p>0.944889</text:p>
          </table:table-cell>
          <table:table-cell office:value-type="float" office:value="0.959718" calcext:value-type="float">
            <text:p>0.959718</text:p>
          </table:table-cell>
          <table:table-cell table:formula="of:=[.E11]-[.D11]" office:value-type="float" office:value="0.014829" calcext:value-type="float">
            <text:p>0.014829</text:p>
          </table:table-cell>
          <table:table-cell/>
          <table:table-cell office:value-type="float" office:value="0.886767" calcext:value-type="float">
            <text:p>0.886767</text:p>
          </table:table-cell>
          <table:table-cell office:value-type="float" office:value="0.89599" calcext:value-type="float">
            <text:p>0.89599</text:p>
          </table:table-cell>
          <table:table-cell table:formula="of:=[.I11]-[.H11]" office:value-type="float" office:value="0.00922300000000009" calcext:value-type="float">
            <text:p>0.009223</text:p>
          </table:table-cell>
        </table:table-row>
        <table:table-row table:style-name="ro1">
          <table:table-cell/>
          <table:table-cell table:style-name="ce57"/>
          <table:table-cell table:style-name="ce64" table:number-columns-repeated="4"/>
          <table:table-cell table:style-name="Default"/>
          <table:table-cell table:style-name="ce69"/>
          <table:table-cell table:style-name="ce64"/>
          <table:table-cell table:style-name="ce69"/>
        </table:table-row>
        <table:table-row table:style-name="ro1">
          <table:table-cell/>
          <table:table-cell office:value-type="string" calcext:value-type="string" table:number-columns-spanned="1" table:number-rows-spanned="2">
            <text:p>CPU 3</text:p>
          </table:table-cell>
          <table:table-cell office:value-type="string" calcext:value-type="string">
            <text:p>Cross-Core Eviction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table:formula="of:=[.E13]-[.D13]" office:value-type="float" office:value="-8901" calcext:value-type="float">
            <text:p>-8901</text:p>
          </table:table-cell>
          <table:table-cell/>
          <table:table-cell office:value-type="float" office:value="67556" calcext:value-type="float">
            <text:p>67556</text:p>
          </table:table-cell>
          <table:table-cell office:value-type="float" office:value="646" calcext:value-type="float">
            <text:p>646</text:p>
          </table:table-cell>
          <table:table-cell table:formula="of:=[.I13]-[.H13]" office:value-type="float" office:value="-66910" calcext:value-type="float">
            <text:p>-66910</text:p>
          </table:table-cell>
        </table:table-row>
        <table:table-row table:style-name="ro1">
          <table:table-cell/>
          <table:covered-table-cell table:style-name="ce58"/>
          <table:table-cell office:value-type="string" calcext:value-type="string">
            <text:p>IPC</text:p>
          </table:table-cell>
          <table:table-cell office:value-type="float" office:value="0.376696" calcext:value-type="float">
            <text:p>0.376696</text:p>
          </table:table-cell>
          <table:table-cell office:value-type="float" office:value="0.37514" calcext:value-type="float">
            <text:p>0.37514</text:p>
          </table:table-cell>
          <table:table-cell table:formula="of:=[.E14]-[.D14]" office:value-type="float" office:value="-0.00155599999999995" calcext:value-type="float">
            <text:p>-0.001556</text:p>
          </table:table-cell>
          <table:table-cell/>
          <table:table-cell office:value-type="float" office:value="0.369469" calcext:value-type="float">
            <text:p>0.369469</text:p>
          </table:table-cell>
          <table:table-cell office:value-type="float" office:value="0.373687" calcext:value-type="float">
            <text:p>0.373687</text:p>
          </table:table-cell>
          <table:table-cell table:formula="of:=[.I14]-[.H14]" office:value-type="float" office:value="0.004218" calcext:value-type="float">
            <text:p>0.004218</text:p>
          </table:table-cell>
        </table:table-row>
        <table:table-row table:style-name="ro1">
          <table:table-cell/>
          <table:table-cell table:style-name="ce57"/>
          <table:table-cell table:style-name="ce64"/>
          <table:table-cell table:style-name="ce69"/>
          <table:table-cell table:style-name="ce64" table:number-columns-repeated="2"/>
          <table:table-cell/>
          <table:table-cell table:style-name="ce69"/>
          <table:table-cell table:style-name="ce64"/>
          <table:table-cell table:style-name="ce69"/>
        </table:table-row>
        <table:table-row table:style-name="ro2">
          <table:table-cell/>
          <table:table-cell table:style-name="ce59" office:value-type="string" calcext:value-type="string" table:number-columns-spanned="1" table:number-rows-spanned="2">
            <text:p><text:span text:style-name="T1">Overall </text:span></text:p>
            <text:p><text:span text:style-name="T1">Performance </text:span></text:p>
            <text:p><text:span text:style-name="T1">Gain</text:span></text:p>
          </table:table-cell>
          <table:table-cell table:style-name="ce65" office:value-type="string" calcext:value-type="string">
            <text:p>Cross-Core </text:p>
            <text:p>Eviction</text:p>
          </table:table-cell>
          <table:table-cell table:style-name="ce70" table:formula="of:=[.D4]+[.D7]+[.D10]+[.D13]" office:value-type="float" office:value="10757" calcext:value-type="float">
            <text:p>10757</text:p>
          </table:table-cell>
          <table:table-cell table:style-name="ce65" table:formula="of:=[.E4]+[.E7]+[.E10]+[.E13]" office:value-type="float" office:value="0" calcext:value-type="float">
            <text:p>0</text:p>
          </table:table-cell>
          <table:table-cell table:style-name="ce72" table:formula="of:=[.F4]+[.F7]+[.F10]+[.F13]" office:value-type="float" office:value="-10757" calcext:value-type="float">
            <text:p>-10757</text:p>
          </table:table-cell>
          <table:table-cell table:style-name="ce77"/>
          <table:table-cell table:style-name="ce70" table:formula="of:=[.H4]+[.H7]+[.H10]+[.H13]" office:value-type="float" office:value="126409" calcext:value-type="float">
            <text:p>126409</text:p>
          </table:table-cell>
          <table:table-cell table:style-name="ce65" table:formula="of:=[.I4]+[.I7]+[.I10]+[.I13]" office:value-type="float" office:value="16876" calcext:value-type="float">
            <text:p>16876</text:p>
          </table:table-cell>
          <table:table-cell table:style-name="ce80" table:formula="of:=[.J4]+[.J7]+[.J10]+[.J13]" office:value-type="float" office:value="-109533" calcext:value-type="float">
            <text:p>-109533</text:p>
          </table:table-cell>
        </table:table-row>
        <table:table-row table:style-name="ro1">
          <table:table-cell/>
          <table:covered-table-cell table:style-name="ce60"/>
          <table:table-cell table:style-name="ce66" office:value-type="string" calcext:value-type="string">
            <text:p>IPC</text:p>
          </table:table-cell>
          <table:table-cell table:style-name="ce71" table:formula="of:=([.D5]+[.D8]+[.D11]+[.D14])/4" office:value-type="float" office:value="0.686171" calcext:value-type="float">
            <text:p>0.686171</text:p>
          </table:table-cell>
          <table:table-cell table:style-name="ce66" table:formula="of:=([.E5]+[.E8]+[.E11]+[.E14])/4" office:value-type="float" office:value="0.69435025" calcext:value-type="float">
            <text:p>0.69435025</text:p>
          </table:table-cell>
          <table:table-cell table:style-name="ce73" table:formula="of:=([.F5]+[.F8]+[.F11]+[.F14])/4" office:value-type="float" office:value="0.00817925000000001" calcext:value-type="float">
            <text:p>0.00817925</text:p>
          </table:table-cell>
          <table:table-cell table:style-name="ce78"/>
          <table:table-cell table:style-name="ce71" table:formula="of:=([.H5]+[.H8]+[.H11]+[.H14])/4" office:value-type="float" office:value="0.647018" calcext:value-type="float">
            <text:p>0.647018</text:p>
          </table:table-cell>
          <table:table-cell table:style-name="ce66" table:formula="of:=([.I5]+[.I8]+[.I11]+[.I14])/4" office:value-type="float" office:value="0.6657235" calcext:value-type="float">
            <text:p>0.6657235</text:p>
          </table:table-cell>
          <table:table-cell table:style-name="ce81" table:formula="of:=([.J5]+[.J8]+[.J11]+[.J14])/4" office:value-type="float" office:value="0.0187055" calcext:value-type="float">
            <text:p>0.018705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7:33:12.346007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19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0.06pt solid #000000" fo:border-left="0.06pt solid #000000" fo:border-right="none" fo:border-top="non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1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</style:style>
    <style:style style:name="ce62" style:family="table-cell" style:parent-style-name="Default">
      <style:table-cell-properties fo:border="0.06pt solid #000000"/>
      <style:text-properties fo:color="#000000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64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style:text-underline-mode="continuous" style:text-overline-mode="continuous" style:text-line-through-mode="continuous" style:font-name-asian="Noto Sans CJK JP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RRIP_2" table:style-name="ta1">
        <table:table-column table:style-name="co1" table:default-cell-style-name="Default"/>
        <table:table-column table:style-name="co1" table:default-cell-style-name="ce49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68"/>
        <table:table-column table:style-name="co7" table:default-cell-style-name="ce60"/>
        <table:table-column table:style-name="co1" table:default-cell-style-name="ce55"/>
        <table:table-column table:style-name="co5" table:default-cell-style-name="ce6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6"/>
          <table:table-cell table:style-name="ce53"/>
          <table:table-cell table:style-name="ce59" office:value-type="string" calcext:value-type="string" table:number-columns-spanned="3" table:number-rows-spanned="1">
            <text:p>LLC sets =4096( 2048 * 2(num cpu))</text:p>
          </table:table-cell>
          <table:covered-table-cell table:number-columns-repeated="2" table:style-name="ce53"/>
          <table:table-cell table:style-name="ce66"/>
          <table:table-cell table:style-name="ce59" office:value-type="string" calcext:value-type="string" table:number-columns-spanned="3" table:number-rows-spanned="1">
            <text:p>LLC sets =256( 128 * 2(num cpu))</text:p>
          </table:table-cell>
          <table:covered-table-cell table:style-name="ce53"/>
          <table:covered-table-cell table:style-name="ce59"/>
        </table:table-row>
        <table:table-row table:style-name="ro1">
          <table:table-cell/>
          <table:table-cell table:style-name="ce47"/>
          <table:table-cell table:style-name="ce54"/>
          <table:table-cell table:style-name="ce60" office:value-type="string" calcext:value-type="string">
            <text:p>SRRIP</text:p>
          </table:table-cell>
          <table:table-cell office:value-type="string" calcext:value-type="string">
            <text:p>NEW SRRIP</text:p>
          </table:table-cell>
          <table:table-cell office:value-type="string" calcext:value-type="string">
            <text:p>Performance Gain</text:p>
          </table:table-cell>
          <table:table-cell table:style-name="ce67"/>
          <table:table-cell office:value-type="string" calcext:value-type="string">
            <text:p>SRRIP</text:p>
          </table:table-cell>
          <table:table-cell office:value-type="string" calcext:value-type="string">
            <text:p>NEW SRRIP</text:p>
          </table:table-cell>
          <table:table-cell office:value-type="string" calcext:value-type="string">
            <text:p>Performance Gain</text:p>
          </table:table-cell>
        </table:table-row>
        <table:table-row table:style-name="ro1">
          <table:table-cell/>
          <table:table-cell table:style-name="ce48" office:value-type="string" calcext:value-type="string" table:number-columns-spanned="1" table:number-rows-spanned="2">
            <text:p>CPU 0</text:p>
            <text:p/>
          </table:table-cell>
          <table:table-cell office:value-type="string" calcext:value-type="string">
            <text:p>Cross-Core Eviction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E4]-[.D4]" office:value-type="float" office:value="-79" calcext:value-type="float">
            <text:p>-79</text:p>
          </table:table-cell>
          <table:table-cell/>
          <table:table-cell office:value-type="float" office:value="11096" calcext:value-type="float">
            <text:p>11096</text:p>
          </table:table-cell>
          <table:table-cell office:value-type="float" office:value="0" calcext:value-type="float">
            <text:p>0</text:p>
          </table:table-cell>
          <table:table-cell table:formula="of:=[.I4]-[.H4]" office:value-type="float" office:value="-11096" calcext:value-type="float">
            <text:p>-11096</text:p>
          </table:table-cell>
        </table:table-row>
        <table:table-row table:style-name="ro1">
          <table:table-cell/>
          <table:covered-table-cell table:style-name="ce47"/>
          <table:table-cell table:style-name="ce54" office:value-type="string" calcext:value-type="string">
            <text:p>IPC</text:p>
          </table:table-cell>
          <table:table-cell table:style-name="ce54" office:value-type="float" office:value="0.757664" calcext:value-type="float">
            <text:p>0.757664</text:p>
          </table:table-cell>
          <table:table-cell table:style-name="ce54" office:value-type="float" office:value="0.757878" calcext:value-type="float">
            <text:p>0.757878</text:p>
          </table:table-cell>
          <table:table-cell table:style-name="ce54" table:formula="of:=[.E5]-[.D5]" office:value-type="float" office:value="0.000213999999999936" calcext:value-type="float">
            <text:p>0.000214</text:p>
          </table:table-cell>
          <table:table-cell/>
          <table:table-cell table:style-name="ce69" office:value-type="float" office:value="0.716267" calcext:value-type="float">
            <text:p>0.716267</text:p>
          </table:table-cell>
          <table:table-cell table:style-name="ce54" office:value-type="float" office:value="0.731596" calcext:value-type="float">
            <text:p>0.731596</text:p>
          </table:table-cell>
          <table:table-cell table:style-name="ce69" table:formula="of:=[.I5]-[.H5]" office:value-type="float" office:value="0.0153289999999999" calcext:value-type="float">
            <text:p>0.015329</text:p>
          </table:table-cell>
        </table:table-row>
        <table:table-row table:style-name="ro1">
          <table:table-cell table:number-columns-repeated="2"/>
          <table:table-cell table:style-name="ce56" table:number-columns-repeated="4"/>
          <table:table-cell table:style-name="Default"/>
          <table:table-cell table:style-name="ce61"/>
          <table:table-cell table:style-name="ce56"/>
          <table:table-cell table:style-name="ce61"/>
        </table:table-row>
        <table:table-row table:style-name="ro1">
          <table:table-cell/>
          <table:table-cell table:style-name="ce48" office:value-type="string" calcext:value-type="string" table:number-columns-spanned="1" table:number-rows-spanned="2">
            <text:p>CPU 1</text:p>
            <text:p/>
          </table:table-cell>
          <table:table-cell office:value-type="string" calcext:value-type="string">
            <text:p>Cross-Core Eviction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E7]-[.D7]" office:value-type="float" office:value="-181" calcext:value-type="float">
            <text:p>-181</text:p>
          </table:table-cell>
          <table:table-cell/>
          <table:table-cell office:value-type="float" office:value="11523" calcext:value-type="float">
            <text:p>11523</text:p>
          </table:table-cell>
          <table:table-cell table:style-name="ce60" office:value-type="float" office:value="2571" calcext:value-type="float">
            <text:p>2571</text:p>
          </table:table-cell>
          <table:table-cell table:formula="of:=[.I7]-[.H7]" office:value-type="float" office:value="-8952" calcext:value-type="float">
            <text:p>-8952</text:p>
          </table:table-cell>
        </table:table-row>
        <table:table-row table:style-name="ro1">
          <table:table-cell/>
          <table:covered-table-cell table:style-name="ce50"/>
          <table:table-cell office:value-type="string" calcext:value-type="string">
            <text:p>IPC</text:p>
          </table:table-cell>
          <table:table-cell table:number-columns-repeated="2" office:value-type="float" office:value="1.07843" calcext:value-type="float">
            <text:p>1.07843</text:p>
          </table:table-cell>
          <table:table-cell table:formula="of:=[.E8]-[.D8]" office:value-type="float" office:value="0" calcext:value-type="float">
            <text:p>0</text:p>
          </table:table-cell>
          <table:table-cell/>
          <table:table-cell office:value-type="float" office:value="0.966528" calcext:value-type="float">
            <text:p>0.966528</text:p>
          </table:table-cell>
          <table:table-cell office:value-type="float" office:value="0.974095" calcext:value-type="float">
            <text:p>0.974095</text:p>
          </table:table-cell>
          <table:table-cell table:formula="of:=[.I8]-[.H8]" office:value-type="float" office:value="0.00756699999999999" calcext:value-type="float">
            <text:p>0.007567</text:p>
          </table:table-cell>
        </table:table-row>
        <table:table-row table:style-name="ro1">
          <table:table-cell table:number-columns-repeated="2"/>
          <table:table-cell table:style-name="ce56" table:number-columns-repeated="4"/>
          <table:table-cell table:style-name="Default"/>
          <table:table-cell table:style-name="ce61"/>
          <table:table-cell table:style-name="ce56"/>
          <table:table-cell table:style-name="ce61"/>
        </table:table-row>
        <table:table-row table:style-name="ro1">
          <table:table-cell table:number-columns-repeated="2"/>
          <table:table-cell table:style-name="ce56"/>
          <table:table-cell table:style-name="ce61"/>
          <table:table-cell table:style-name="ce56" table:number-columns-repeated="2"/>
          <table:table-cell/>
          <table:table-cell table:style-name="ce61"/>
          <table:table-cell table:style-name="ce56"/>
          <table:table-cell table:style-name="ce61"/>
        </table:table-row>
        <table:table-row table:style-name="ro2">
          <table:table-cell/>
          <table:table-cell table:style-name="ce51" office:value-type="string" calcext:value-type="string" table:number-columns-spanned="1" table:number-rows-spanned="2">
            <text:p><text:span text:style-name="T2">Overall </text:span></text:p>
            <text:p><text:span text:style-name="T2">Performance </text:span></text:p>
            <text:p><text:span text:style-name="T2">Gain</text:span></text:p>
          </table:table-cell>
          <table:table-cell table:style-name="ce57" office:value-type="string" calcext:value-type="string">
            <text:p>Cross-Core </text:p>
            <text:p>Eviction</text:p>
          </table:table-cell>
          <table:table-cell table:style-name="ce62" table:formula="of:=[.D4]+[.D7]" office:value-type="float" office:value="260" calcext:value-type="float">
            <text:p>260</text:p>
          </table:table-cell>
          <table:table-cell table:style-name="ce62" table:formula="of:=[.E4]+[.E7]" office:value-type="float" office:value="0" calcext:value-type="float">
            <text:p>0</text:p>
          </table:table-cell>
          <table:table-cell table:style-name="ce64" table:formula="of:=[.F4]+[.F7]" office:value-type="float" office:value="-260" calcext:value-type="float">
            <text:p>-260</text:p>
          </table:table-cell>
          <table:table-cell table:style-name="ce62" table:formula="of:=[.G4]+[.G7]" office:value-type="float" office:value="0" calcext:value-type="float">
            <text:p>0</text:p>
          </table:table-cell>
          <table:table-cell table:style-name="ce62" table:formula="of:=[.H4]+[.H7]" office:value-type="float" office:value="22619" calcext:value-type="float">
            <text:p>22619</text:p>
          </table:table-cell>
          <table:table-cell table:style-name="ce62" table:formula="of:=[.I4]+[.I7]" office:value-type="float" office:value="2571" calcext:value-type="float">
            <text:p>2571</text:p>
          </table:table-cell>
          <table:table-cell table:style-name="ce64" table:formula="of:=[.J4]+[.J7]" office:value-type="float" office:value="-20048" calcext:value-type="float">
            <text:p>-20048</text:p>
          </table:table-cell>
        </table:table-row>
        <table:table-row table:style-name="ro1">
          <table:table-cell/>
          <table:covered-table-cell table:style-name="ce52"/>
          <table:table-cell table:style-name="ce58" office:value-type="string" calcext:value-type="string">
            <text:p>IPC</text:p>
          </table:table-cell>
          <table:table-cell table:style-name="ce63" table:formula="of:=([.D5]+[.D8])/2" office:value-type="float" office:value="0.918047" calcext:value-type="float">
            <text:p>0.918047</text:p>
          </table:table-cell>
          <table:table-cell table:style-name="ce63" table:formula="of:=([.E5]+[.E8])/2" office:value-type="float" office:value="0.918154" calcext:value-type="float">
            <text:p>0.918154</text:p>
          </table:table-cell>
          <table:table-cell table:style-name="ce65" table:formula="of:=([.F5]+[.F8])/2" office:value-type="float" office:value="0.000106999999999968" calcext:value-type="float">
            <text:p>0.000107</text:p>
          </table:table-cell>
          <table:table-cell table:style-name="ce63" table:formula="of:=([.G5]+[.G8])/2" office:value-type="float" office:value="0" calcext:value-type="float">
            <text:p>0</text:p>
          </table:table-cell>
          <table:table-cell table:style-name="ce63" table:formula="of:=([.H5]+[.H8])/2" office:value-type="float" office:value="0.8413975" calcext:value-type="float">
            <text:p>0.8413975</text:p>
          </table:table-cell>
          <table:table-cell table:style-name="ce63" table:formula="of:=([.I5]+[.I8])/2" office:value-type="float" office:value="0.8528455" calcext:value-type="float">
            <text:p>0.8528455</text:p>
          </table:table-cell>
          <table:table-cell table:style-name="ce65" table:formula="of:=([.J5]+[.J8])/2" office:value-type="float" office:value="0.011448" calcext:value-type="float">
            <text:p>0.011448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9:34:13.347069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